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t 5:</text:p>
      <text:p text:style-name="Standard">Gestión de los horarios de los doctores a través del planificador.</text:p>
      <text:p text:style-name="Standard"/>
      <text:p text:style-name="Standard">Objetivos.</text:p>
      <text:p text:style-name="Standard">Diseñar la interfaz web para que el planificador pueda añadir nuevos horarios a los doctores.</text:p>
      <text:p text:style-name="Standard">Botón para que los doctores eliminen las habitaciones</text:p>
      <text:p text:style-name="Standard"/>
      <text:p text:style-name="Standard">Tareas:</text:p>
      <text:p text:style-name="Standard">Diseño de la interfaz web del planificador.</text:p>
      <text:p text:style-name="Standard">Botón y gestión de eliminación de las habitaciones</text:p>
      <text:p text:style-name="Standard"/>
      <text:p text:style-name="Standard">Para la interfaz simplemente seleccionamos un día y un doctor, y ya se nos crea automáticamente, dado un aviso de que fue exitoso o distintos errores si hemos hecho algo mal.</text:p>
      <text:p text:style-name="Standard"/>
      <text:p text:style-name="Standard">Para el botón optamos por ponerlo al lado de acceder a la room por el momento, ya que en un futuro ese esquema cambiará, y cuando eliminamos comprobamos que es el doctor de la cita el que puede eliminar la room, y que no haya nadie dentro, puesto que si eliminamos una habitación con usuarios dentro, los streams siguen estando conectados y erizo entra en problemas haciendo que las próximas conferencias sean malas creando muchos streams que no pertenecen a nad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5:56:31</meta:creation-date>
    <meta:generator>LibreOffice/3.5$Linux_x86 LibreOffice_project/350m1$Build-2</meta:generator>
    <dc:date>2014-04-23T19:47:36</dc:date>
    <meta:editing-duration>P0D</meta:editing-duration>
    <meta:editing-cycles>3</meta:editing-cycles>
    <meta:document-statistic meta:table-count="0" meta:image-count="0" meta:object-count="0" meta:page-count="1" meta:paragraph-count="10" meta:word-count="165" meta:character-count="970" meta:non-whitespace-character-count="815"/>
  </office:meta>
</office:document-meta>
</file>